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1" calcext:value-type="float">
            <text:p>1</text:p>
          </table:table-cell>
          <table:table-cell office:value-type="float" office:value="-70.96" calcext:value-type="float">
            <text:p>-70.96</text:p>
          </table:table-cell>
          <table:table-cell office:value-type="float" office:value="-30.527" calcext:value-type="float">
            <text:p>-30.527</text:p>
          </table:table-cell>
          <table:table-cell office:value-type="float" office:value="-1.109" calcext:value-type="float">
            <text:p>-1.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2" calcext:value-type="float">
            <text:p>2</text:p>
          </table:table-cell>
          <table:table-cell office:value-type="float" office:value="-67.172" calcext:value-type="float">
            <text:p>-67.172</text:p>
          </table:table-cell>
          <table:table-cell office:value-type="float" office:value="-30.965" calcext:value-type="float">
            <text:p>-30.965</text:p>
          </table:table-cell>
          <table:table-cell office:value-type="float" office:value="-0.596" calcext:value-type="float">
            <text:p>-0.5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RG</text:p>
          </table:table-cell>
          <table:table-cell office:value-type="float" office:value="3" calcext:value-type="float">
            <text:p>3</text:p>
          </table:table-cell>
          <table:table-cell office:value-type="float" office:value="-65.043" calcext:value-type="float">
            <text:p>-65.043</text:p>
          </table:table-cell>
          <table:table-cell office:value-type="float" office:value="-30.24" calcext:value-type="float">
            <text:p>-30.24</text:p>
          </table:table-cell>
          <table:table-cell office:value-type="float" office:value="-3.741" calcext:value-type="float">
            <text:p>-3.7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4" calcext:value-type="float">
            <text:p>4</text:p>
          </table:table-cell>
          <table:table-cell office:value-type="float" office:value="-61.526" calcext:value-type="float">
            <text:p>-61.526</text:p>
          </table:table-cell>
          <table:table-cell office:value-type="float" office:value="-31.579" calcext:value-type="float">
            <text:p>-31.579</text:p>
          </table:table-cell>
          <table:table-cell office:value-type="float" office:value="-2.946" calcext:value-type="float">
            <text:p>-2.9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5" calcext:value-type="float">
            <text:p>5</text:p>
          </table:table-cell>
          <table:table-cell office:value-type="float" office:value="-58.195" calcext:value-type="float">
            <text:p>-58.195</text:p>
          </table:table-cell>
          <table:table-cell office:value-type="float" office:value="-30.352" calcext:value-type="float">
            <text:p>-30.352</text:p>
          </table:table-cell>
          <table:table-cell office:value-type="float" office:value="-3.049" calcext:value-type="float">
            <text:p>-3.0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6" calcext:value-type="float">
            <text:p>6</text:p>
          </table:table-cell>
          <table:table-cell office:value-type="float" office:value="-55.003" calcext:value-type="float">
            <text:p>-55.003</text:p>
          </table:table-cell>
          <table:table-cell office:value-type="float" office:value="-30.054" calcext:value-type="float">
            <text:p>-30.054</text:p>
          </table:table-cell>
          <table:table-cell office:value-type="float" office:value="-4.814" calcext:value-type="float">
            <text:p>-4.8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7" calcext:value-type="float">
            <text:p>7</text:p>
          </table:table-cell>
          <table:table-cell office:value-type="float" office:value="-53.367" calcext:value-type="float">
            <text:p>-53.367</text:p>
          </table:table-cell>
          <table:table-cell office:value-type="float" office:value="-26.938" calcext:value-type="float">
            <text:p>-26.938</text:p>
          </table:table-cell>
          <table:table-cell office:value-type="float" office:value="-6.32" calcext:value-type="float">
            <text:p>-6.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8" calcext:value-type="float">
            <text:p>8</text:p>
          </table:table-cell>
          <table:table-cell office:value-type="float" office:value="-49.758" calcext:value-type="float">
            <text:p>-49.758</text:p>
          </table:table-cell>
          <table:table-cell office:value-type="float" office:value="-28.236" calcext:value-type="float">
            <text:p>-28.236</text:p>
          </table:table-cell>
          <table:table-cell office:value-type="float" office:value="-6.559" calcext:value-type="float">
            <text:p>-6.5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9" calcext:value-type="float">
            <text:p>9</text:p>
          </table:table-cell>
          <table:table-cell office:value-type="float" office:value="-48.002" calcext:value-type="float">
            <text:p>-48.002</text:p>
          </table:table-cell>
          <table:table-cell office:value-type="float" office:value="-24.854" calcext:value-type="float">
            <text:p>-24.854</text:p>
          </table:table-cell>
          <table:table-cell office:value-type="float" office:value="-6.246" calcext:value-type="float">
            <text:p>-6.2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0" calcext:value-type="float">
            <text:p>10</text:p>
          </table:table-cell>
          <table:table-cell office:value-type="float" office:value="-44.634" calcext:value-type="float">
            <text:p>-44.634</text:p>
          </table:table-cell>
          <table:table-cell office:value-type="float" office:value="-25.506" calcext:value-type="float">
            <text:p>-25.506</text:p>
          </table:table-cell>
          <table:table-cell office:value-type="float" office:value="-7.932" calcext:value-type="float">
            <text:p>-7.9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1" calcext:value-type="float">
            <text:p>11</text:p>
          </table:table-cell>
          <table:table-cell office:value-type="float" office:value="-42.518" calcext:value-type="float">
            <text:p>-42.518</text:p>
          </table:table-cell>
          <table:table-cell office:value-type="float" office:value="-23.052" calcext:value-type="float">
            <text:p>-23.052</text:p>
          </table:table-cell>
          <table:table-cell office:value-type="float" office:value="-5.875" calcext:value-type="float">
            <text:p>-5.8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2" calcext:value-type="float">
            <text:p>12</text:p>
          </table:table-cell>
          <table:table-cell office:value-type="float" office:value="-39.779" calcext:value-type="float">
            <text:p>-39.779</text:p>
          </table:table-cell>
          <table:table-cell office:value-type="float" office:value="-22.187" calcext:value-type="float">
            <text:p>-22.187</text:p>
          </table:table-cell>
          <table:table-cell office:value-type="float" office:value="-8.416" calcext:value-type="float">
            <text:p>-8.4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3" calcext:value-type="float">
            <text:p>13</text:p>
          </table:table-cell>
          <table:table-cell office:value-type="float" office:value="-36.86" calcext:value-type="float">
            <text:p>-36.86</text:p>
          </table:table-cell>
          <table:table-cell office:value-type="float" office:value="-21.138" calcext:value-type="float">
            <text:p>-21.138</text:p>
          </table:table-cell>
          <table:table-cell office:value-type="float" office:value="-6.165" calcext:value-type="float">
            <text:p>-6.1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4" calcext:value-type="float">
            <text:p>14</text:p>
          </table:table-cell>
          <table:table-cell office:value-type="float" office:value="-35.464" calcext:value-type="float">
            <text:p>-35.464</text:p>
          </table:table-cell>
          <table:table-cell office:value-type="float" office:value="-18.168" calcext:value-type="float">
            <text:p>-18.168</text:p>
          </table:table-cell>
          <table:table-cell office:value-type="float" office:value="-8.123" calcext:value-type="float">
            <text:p>-8.1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5" calcext:value-type="float">
            <text:p>15</text:p>
          </table:table-cell>
          <table:table-cell office:value-type="float" office:value="-31.79" calcext:value-type="float">
            <text:p>-31.79</text:p>
          </table:table-cell>
          <table:table-cell office:value-type="float" office:value="-18.502" calcext:value-type="float">
            <text:p>-18.502</text:p>
          </table:table-cell>
          <table:table-cell office:value-type="float" office:value="-7.11" calcext:value-type="float">
            <text:p>-7.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6" calcext:value-type="float">
            <text:p>16</text:p>
          </table:table-cell>
          <table:table-cell office:value-type="float" office:value="-30.852" calcext:value-type="float">
            <text:p>-30.852</text:p>
          </table:table-cell>
          <table:table-cell office:value-type="float" office:value="-14.87" calcext:value-type="float">
            <text:p>-14.87</text:p>
          </table:table-cell>
          <table:table-cell office:value-type="float" office:value="-7.639" calcext:value-type="float">
            <text:p>-7.63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17" calcext:value-type="float">
            <text:p>17</text:p>
          </table:table-cell>
          <table:table-cell office:value-type="float" office:value="-27.019" calcext:value-type="float">
            <text:p>-27.019</text:p>
          </table:table-cell>
          <table:table-cell office:value-type="float" office:value="-14.753" calcext:value-type="float">
            <text:p>-14.753</text:p>
          </table:table-cell>
          <table:table-cell office:value-type="float" office:value="-7.655" calcext:value-type="float">
            <text:p>-7.6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8" calcext:value-type="float">
            <text:p>18</text:p>
          </table:table-cell>
          <table:table-cell office:value-type="float" office:value="-26.239" calcext:value-type="float">
            <text:p>-26.239</text:p>
          </table:table-cell>
          <table:table-cell office:value-type="float" office:value="-13.699" calcext:value-type="float">
            <text:p>-13.699</text:p>
          </table:table-cell>
          <table:table-cell office:value-type="float" office:value="-4.098" calcext:value-type="float">
            <text:p>-4.09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9" calcext:value-type="float">
            <text:p>19</text:p>
          </table:table-cell>
          <table:table-cell office:value-type="float" office:value="-23.76" calcext:value-type="float">
            <text:p>-23.76</text:p>
          </table:table-cell>
          <table:table-cell office:value-type="float" office:value="-10.959" calcext:value-type="float">
            <text:p>-10.959</text:p>
          </table:table-cell>
          <table:table-cell office:value-type="float" office:value="-5.009" calcext:value-type="float">
            <text:p>-5.00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0" calcext:value-type="float">
            <text:p>20</text:p>
          </table:table-cell>
          <table:table-cell office:value-type="float" office:value="-21.334" calcext:value-type="float">
            <text:p>-21.334</text:p>
          </table:table-cell>
          <table:table-cell office:value-type="float" office:value="-12.098" calcext:value-type="float">
            <text:p>-12.098</text:p>
          </table:table-cell>
          <table:table-cell office:value-type="float" office:value="-2.295" calcext:value-type="float">
            <text:p>-2.29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21" calcext:value-type="float">
            <text:p>21</text:p>
          </table:table-cell>
          <table:table-cell office:value-type="float" office:value="-19.12" calcext:value-type="float">
            <text:p>-19.12</text:p>
          </table:table-cell>
          <table:table-cell office:value-type="float" office:value="-9.264" calcext:value-type="float">
            <text:p>-9.264</text:p>
          </table:table-cell>
          <table:table-cell office:value-type="float" office:value="-1.021" calcext:value-type="float">
            <text:p>-1.0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22" calcext:value-type="float">
            <text:p>22</text:p>
          </table:table-cell>
          <table:table-cell office:value-type="float" office:value="-15.759" calcext:value-type="float">
            <text:p>-15.759</text:p>
          </table:table-cell>
          <table:table-cell office:value-type="float" office:value="-9.187" calcext:value-type="float">
            <text:p>-9.187</text:p>
          </table:table-cell>
          <table:table-cell office:value-type="float" office:value="-2.845" calcext:value-type="float">
            <text:p>-2.8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YS</text:p>
          </table:table-cell>
          <table:table-cell office:value-type="float" office:value="23" calcext:value-type="float">
            <text:p>23</text:p>
          </table:table-cell>
          <table:table-cell office:value-type="float" office:value="-13.423" calcext:value-type="float">
            <text:p>-13.423</text:p>
          </table:table-cell>
          <table:table-cell office:value-type="float" office:value="-9.764" calcext:value-type="float">
            <text:p>-9.764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24" calcext:value-type="float">
            <text:p>24</text:p>
          </table:table-cell>
          <table:table-cell office:value-type="float" office:value="-10.333" calcext:value-type="float">
            <text:p>-10.333</text:p>
          </table:table-cell>
          <table:table-cell office:value-type="float" office:value="-9.132" calcext:value-type="float">
            <text:p>-9.132</text:p>
          </table:table-cell>
          <table:table-cell office:value-type="float" office:value="-2.026" calcext:value-type="float">
            <text:p>-2.0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25" calcext:value-type="float">
            <text:p>25</text:p>
          </table:table-cell>
          <table:table-cell office:value-type="float" office:value="-8.773" calcext:value-type="float">
            <text:p>-8.773</text:p>
          </table:table-cell>
          <table:table-cell office:value-type="float" office:value="-6.459" calcext:value-type="float">
            <text:p>-6.459</text:p>
          </table:table-cell>
          <table:table-cell office:value-type="float" office:value="-4.269" calcext:value-type="float">
            <text:p>-4.26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26" calcext:value-type="float">
            <text:p>26</text:p>
          </table:table-cell>
          <table:table-cell office:value-type="float" office:value="-6.142" calcext:value-type="float">
            <text:p>-6.142</text:p>
          </table:table-cell>
          <table:table-cell office:value-type="float" office:value="-6.558" calcext:value-type="float">
            <text:p>-6.558</text:p>
          </table:table-cell>
          <table:table-cell office:value-type="float" office:value="-7.023" calcext:value-type="float">
            <text:p>-7.02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27" calcext:value-type="float">
            <text:p>27</text:p>
          </table:table-cell>
          <table:table-cell office:value-type="float" office:value="-3.695" calcext:value-type="float">
            <text:p>-3.695</text:p>
          </table:table-cell>
          <table:table-cell office:value-type="float" office:value="-3.607" calcext:value-type="float">
            <text:p>-3.607</text:p>
          </table:table-cell>
          <table:table-cell office:value-type="float" office:value="-6.936" calcext:value-type="float">
            <text:p>-6.93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28" calcext:value-type="float">
            <text:p>28</text:p>
          </table:table-cell>
          <table:table-cell office:value-type="float" office:value="-0.945" calcext:value-type="float">
            <text:p>-0.945</text:p>
          </table:table-cell>
          <table:table-cell office:value-type="float" office:value="-2.741" calcext:value-type="float">
            <text:p>-2.741</text:p>
          </table:table-cell>
          <table:table-cell office:value-type="float" office:value="-9.433" calcext:value-type="float">
            <text:p>-9.43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29" calcext:value-type="float">
            <text:p>29</text:p>
          </table:table-cell>
          <table:table-cell office:value-type="float" office:value="2.16" calcext:value-type="float">
            <text:p>2.16</text:p>
          </table:table-cell>
          <table:table-cell office:value-type="float" office:value="-0.656" calcext:value-type="float">
            <text:p>-0.656</text:p>
          </table:table-cell>
          <table:table-cell office:value-type="float" office:value="-8.565" calcext:value-type="float">
            <text:p>-8.5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30" calcext:value-type="float">
            <text:p>30</text:p>
          </table:table-cell>
          <table:table-cell office:value-type="float" office:value="3.707" calcext:value-type="float">
            <text:p>3.707</text:p>
          </table:table-cell>
          <table:table-cell office:value-type="float" office:value="0.621" calcext:value-type="float">
            <text:p>0.621</text:p>
          </table:table-cell>
          <table:table-cell office:value-type="float" office:value="-11.859" calcext:value-type="float">
            <text:p>-11.85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31" calcext:value-type="float">
            <text:p>31</text:p>
          </table:table-cell>
          <table:table-cell office:value-type="float" office:value="7.02" calcext:value-type="float">
            <text:p>7.02</text:p>
          </table:table-cell>
          <table:table-cell office:value-type="float" office:value="2.176" calcext:value-type="float">
            <text:p>2.176</text:p>
          </table:table-cell>
          <table:table-cell office:value-type="float" office:value="-13.088" calcext:value-type="float">
            <text:p>-13.08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32" calcext:value-type="float">
            <text:p>32</text:p>
          </table:table-cell>
          <table:table-cell office:value-type="float" office:value="5.24" calcext:value-type="float">
            <text:p>5.24</text:p>
          </table:table-cell>
          <table:table-cell office:value-type="float" office:value="5.614" calcext:value-type="float">
            <text:p>5.614</text:p>
          </table:table-cell>
          <table:table-cell office:value-type="float" office:value="-12.94" calcext:value-type="float">
            <text:p>-12.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33" calcext:value-type="float">
            <text:p>33</text:p>
          </table:table-cell>
          <table:table-cell office:value-type="float" office:value="5.081" calcext:value-type="float">
            <text:p>5.081</text:p>
          </table:table-cell>
          <table:table-cell office:value-type="float" office:value="5.376" calcext:value-type="float">
            <text:p>5.376</text:p>
          </table:table-cell>
          <table:table-cell office:value-type="float" office:value="-9.081" calcext:value-type="float">
            <text:p>-9.08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34" calcext:value-type="float">
            <text:p>34</text:p>
          </table:table-cell>
          <table:table-cell office:value-type="float" office:value="1.279" calcext:value-type="float">
            <text:p>1.279</text:p>
          </table:table-cell>
          <table:table-cell office:value-type="float" office:value="4.855" calcext:value-type="float">
            <text:p>4.855</text:p>
          </table:table-cell>
          <table:table-cell office:value-type="float" office:value="-9.048" calcext:value-type="float">
            <text:p>-9.0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35" calcext:value-type="float">
            <text:p>35</text:p>
          </table:table-cell>
          <table:table-cell office:value-type="float" office:value="-1.221" calcext:value-type="float">
            <text:p>-1.221</text:p>
          </table:table-cell>
          <table:table-cell office:value-type="float" office:value="2.482" calcext:value-type="float">
            <text:p>2.482</text:p>
          </table:table-cell>
          <table:table-cell office:value-type="float" office:value="-7.585" calcext:value-type="float">
            <text:p>-7.58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36" calcext:value-type="float">
            <text:p>36</text:p>
          </table:table-cell>
          <table:table-cell office:value-type="float" office:value="-4.081" calcext:value-type="float">
            <text:p>-4.081</text:p>
          </table:table-cell>
          <table:table-cell office:value-type="float" office:value="1.746" calcext:value-type="float">
            <text:p>1.746</text:p>
          </table:table-cell>
          <table:table-cell office:value-type="float" office:value="-10.044" calcext:value-type="float">
            <text:p>-10.04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37" calcext:value-type="float">
            <text:p>37</text:p>
          </table:table-cell>
          <table:table-cell office:value-type="float" office:value="-6.437" calcext:value-type="float">
            <text:p>-6.437</text:p>
          </table:table-cell>
          <table:table-cell office:value-type="float" office:value="2.755" calcext:value-type="float">
            <text:p>2.755</text:p>
          </table:table-cell>
          <table:table-cell office:value-type="float" office:value="-7.146" calcext:value-type="float">
            <text:p>-7.14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38" calcext:value-type="float">
            <text:p>38</text:p>
          </table:table-cell>
          <table:table-cell office:value-type="float" office:value="-6.533" calcext:value-type="float">
            <text:p>-6.533</text:p>
          </table:table-cell>
          <table:table-cell office:value-type="float" office:value="5.492" calcext:value-type="float">
            <text:p>5.492</text:p>
          </table:table-cell>
          <table:table-cell office:value-type="float" office:value="-4.471" calcext:value-type="float">
            <text:p>-4.47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39" calcext:value-type="float">
            <text:p>39</text:p>
          </table:table-cell>
          <table:table-cell office:value-type="float" office:value="-9.559" calcext:value-type="float">
            <text:p>-9.559</text:p>
          </table:table-cell>
          <table:table-cell office:value-type="float" office:value="4.001" calcext:value-type="float">
            <text:p>4.001</text:p>
          </table:table-cell>
          <table:table-cell office:value-type="float" office:value="-2.612" calcext:value-type="float">
            <text:p>-2.6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40" calcext:value-type="float">
            <text:p>40</text:p>
          </table:table-cell>
          <table:table-cell office:value-type="float" office:value="-10.484" calcext:value-type="float">
            <text:p>-10.484</text:p>
          </table:table-cell>
          <table:table-cell office:value-type="float" office:value="0.547" calcext:value-type="float">
            <text:p>0.547</text:p>
          </table:table-cell>
          <table:table-cell office:value-type="float" office:value="-1.218" calcext:value-type="float">
            <text:p>-1.2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41" calcext:value-type="float">
            <text:p>41</text:p>
          </table:table-cell>
          <table:table-cell office:value-type="float" office:value="-13.826" calcext:value-type="float">
            <text:p>-13.826</text:p>
          </table:table-cell>
          <table:table-cell office:value-type="float" office:value="-0.371" calcext:value-type="float">
            <text:p>-0.37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42" calcext:value-type="float">
            <text:p>42</text:p>
          </table:table-cell>
          <table:table-cell office:value-type="float" office:value="-13.85" calcext:value-type="float">
            <text:p>-13.85</text:p>
          </table:table-cell>
          <table:table-cell office:value-type="float" office:value="-3.384" calcext:value-type="float">
            <text:p>-3.384</text:p>
          </table:table-cell>
          <table:table-cell office:value-type="float" office:value="2.736" calcext:value-type="float">
            <text:p>2.73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43" calcext:value-type="float">
            <text:p>43</text:p>
          </table:table-cell>
          <table:table-cell office:value-type="float" office:value="-17.314" calcext:value-type="float">
            <text:p>-17.314</text:p>
          </table:table-cell>
          <table:table-cell office:value-type="float" office:value="-4.825" calcext:value-type="float">
            <text:p>-4.825</text:p>
          </table:table-cell>
          <table:table-cell office:value-type="float" office:value="3.404" calcext:value-type="float">
            <text:p>3.40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44" calcext:value-type="float">
            <text:p>44</text:p>
          </table:table-cell>
          <table:table-cell office:value-type="float" office:value="-18.031" calcext:value-type="float">
            <text:p>-18.031</text:p>
          </table:table-cell>
          <table:table-cell office:value-type="float" office:value="-5.554" calcext:value-type="float">
            <text:p>-5.554</text:p>
          </table:table-cell>
          <table:table-cell office:value-type="float" office:value="7.129" calcext:value-type="float">
            <text:p>7.12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45" calcext:value-type="float">
            <text:p>45</text:p>
          </table:table-cell>
          <table:table-cell office:value-type="float" office:value="-19.468" calcext:value-type="float">
            <text:p>-19.468</text:p>
          </table:table-cell>
          <table:table-cell office:value-type="float" office:value="-8.972" calcext:value-type="float">
            <text:p>-8.972</text:p>
          </table:table-cell>
          <table:table-cell office:value-type="float" office:value="6.124" calcext:value-type="float">
            <text:p>6.12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YS</text:p>
          </table:table-cell>
          <table:table-cell office:value-type="float" office:value="46" calcext:value-type="float">
            <text:p>46</text:p>
          </table:table-cell>
          <table:table-cell office:value-type="float" office:value="-15.878" calcext:value-type="float">
            <text:p>-15.878</text:p>
          </table:table-cell>
          <table:table-cell office:value-type="float" office:value="-9.978" calcext:value-type="float">
            <text:p>-9.978</text:p>
          </table:table-cell>
          <table:table-cell office:value-type="float" office:value="5.203" calcext:value-type="float">
            <text:p>5.20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47" calcext:value-type="float">
            <text:p>47</text:p>
          </table:table-cell>
          <table:table-cell office:value-type="float" office:value="-14.145" calcext:value-type="float">
            <text:p>-14.145</text:p>
          </table:table-cell>
          <table:table-cell office:value-type="float" office:value="-11.963" calcext:value-type="float">
            <text:p>-11.963</text:p>
          </table:table-cell>
          <table:table-cell office:value-type="float" office:value="8.002" calcext:value-type="float">
            <text:p>8.00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48" calcext:value-type="float">
            <text:p>48</text:p>
          </table:table-cell>
          <table:table-cell office:value-type="float" office:value="-10.81" calcext:value-type="float">
            <text:p>-10.81</text:p>
          </table:table-cell>
          <table:table-cell office:value-type="float" office:value="-11.613" calcext:value-type="float">
            <text:p>-11.613</text:p>
          </table:table-cell>
          <table:table-cell office:value-type="float" office:value="6.196" calcext:value-type="float">
            <text:p>6.19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49" calcext:value-type="float">
            <text:p>49</text:p>
          </table:table-cell>
          <table:table-cell office:value-type="float" office:value="-9.801" calcext:value-type="float">
            <text:p>-9.801</text:p>
          </table:table-cell>
          <table:table-cell office:value-type="float" office:value="-9.262" calcext:value-type="float">
            <text:p>-9.262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50" calcext:value-type="float">
            <text:p>50</text:p>
          </table:table-cell>
          <table:table-cell office:value-type="float" office:value="-7.038" calcext:value-type="float">
            <text:p>-7.038</text:p>
          </table:table-cell>
          <table:table-cell office:value-type="float" office:value="-9.989" calcext:value-type="float">
            <text:p>-9.989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51" calcext:value-type="float">
            <text:p>51</text:p>
          </table:table-cell>
          <table:table-cell office:value-type="float" office:value="-4.894" calcext:value-type="float">
            <text:p>-4.894</text:p>
          </table:table-cell>
          <table:table-cell office:value-type="float" office:value="-7.462" calcext:value-type="float">
            <text:p>-7.462</text:p>
          </table:table-cell>
          <table:table-cell office:value-type="float" office:value="-1.085" calcext:value-type="float">
            <text:p>-1.08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52" calcext:value-type="float">
            <text:p>52</text:p>
          </table:table-cell>
          <table:table-cell office:value-type="float" office:value="-3.083" calcext:value-type="float">
            <text:p>-3.083</text:p>
          </table:table-cell>
          <table:table-cell office:value-type="float" office:value="-8.86" calcext:value-type="float">
            <text:p>-8.86</text:p>
          </table:table-cell>
          <table:table-cell office:value-type="float" office:value="-4.14" calcext:value-type="float">
            <text:p>-4.1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53" calcext:value-type="float">
            <text:p>53</text:p>
          </table:table-cell>
          <table:table-cell office:value-type="float" office:value="-0.188" calcext:value-type="float">
            <text:p>-0.188</text:p>
          </table:table-cell>
          <table:table-cell office:value-type="float" office:value="-6.589" calcext:value-type="float">
            <text:p>-6.589</text:p>
          </table:table-cell>
          <table:table-cell office:value-type="float" office:value="-5.193" calcext:value-type="float">
            <text:p>-5.19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54" calcext:value-type="float">
            <text:p>54</text:p>
          </table:table-cell>
          <table:table-cell office:value-type="float" office:value="1.48" calcext:value-type="float">
            <text:p>1.48</text:p>
          </table:table-cell>
          <table:table-cell office:value-type="float" office:value="-6.93" calcext:value-type="float">
            <text:p>-6.93</text:p>
          </table:table-cell>
          <table:table-cell office:value-type="float" office:value="-8.621" calcext:value-type="float">
            <text:p>-8.62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IS</text:p>
          </table:table-cell>
          <table:table-cell office:value-type="float" office:value="55" calcext:value-type="float">
            <text:p>55</text:p>
          </table:table-cell>
          <table:table-cell office:value-type="float" office:value="4.149" calcext:value-type="float">
            <text:p>4.149</text:p>
          </table:table-cell>
          <table:table-cell office:value-type="float" office:value="-4.956" calcext:value-type="float">
            <text:p>-4.956</text:p>
          </table:table-cell>
          <table:table-cell office:value-type="float" office:value="-10.508" calcext:value-type="float">
            <text:p>-10.50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56" calcext:value-type="float">
            <text:p>56</text:p>
          </table:table-cell>
          <table:table-cell office:value-type="float" office:value="3.414" calcext:value-type="float">
            <text:p>3.414</text:p>
          </table:table-cell>
          <table:table-cell office:value-type="float" office:value="-4.711" calcext:value-type="float">
            <text:p>-4.711</text:p>
          </table:table-cell>
          <table:table-cell office:value-type="float" office:value="-14.313" calcext:value-type="float">
            <text:p>-14.31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57" calcext:value-type="float">
            <text:p>57</text:p>
          </table:table-cell>
          <table:table-cell office:value-type="float" office:value="6.549" calcext:value-type="float">
            <text:p>6.549</text:p>
          </table:table-cell>
          <table:table-cell office:value-type="float" office:value="-2.549" calcext:value-type="float">
            <text:p>-2.549</text:p>
          </table:table-cell>
          <table:table-cell office:value-type="float" office:value="-14.975" calcext:value-type="float">
            <text:p>-14.97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58" calcext:value-type="float">
            <text:p>58</text:p>
          </table:table-cell>
          <table:table-cell office:value-type="float" office:value="10.148" calcext:value-type="float">
            <text:p>10.148</text:p>
          </table:table-cell>
          <table:table-cell office:value-type="float" office:value="-3.424" calcext:value-type="float">
            <text:p>-3.424</text:p>
          </table:table-cell>
          <table:table-cell office:value-type="float" office:value="-16.021" calcext:value-type="float">
            <text:p>-16.02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59" calcext:value-type="float">
            <text:p>59</text:p>
          </table:table-cell>
          <table:table-cell office:value-type="float" office:value="12.178" calcext:value-type="float">
            <text:p>12.178</text:p>
          </table:table-cell>
          <table:table-cell office:value-type="float" office:value="-1.738" calcext:value-type="float">
            <text:p>-1.738</text:p>
          </table:table-cell>
          <table:table-cell office:value-type="float" office:value="-13.217" calcext:value-type="float">
            <text:p>-13.21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60" calcext:value-type="float">
            <text:p>60</text:p>
          </table:table-cell>
          <table:table-cell office:value-type="float" office:value="13.771" calcext:value-type="float">
            <text:p>13.771</text:p>
          </table:table-cell>
          <table:table-cell office:value-type="float" office:value="-3.919" calcext:value-type="float">
            <text:p>-3.919</text:p>
          </table:table-cell>
          <table:table-cell office:value-type="float" office:value="-10.465" calcext:value-type="float">
            <text:p>-10.46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61" calcext:value-type="float">
            <text:p>61</text:p>
          </table:table-cell>
          <table:table-cell office:value-type="float" office:value="12.692" calcext:value-type="float">
            <text:p>12.692</text:p>
          </table:table-cell>
          <table:table-cell office:value-type="float" office:value="-3.917" calcext:value-type="float">
            <text:p>-3.917</text:p>
          </table:table-cell>
          <table:table-cell office:value-type="float" office:value="-6.755" calcext:value-type="float">
            <text:p>-6.75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62" calcext:value-type="float">
            <text:p>62</text:p>
          </table:table-cell>
          <table:table-cell office:value-type="float" office:value="15.775" calcext:value-type="float">
            <text:p>15.775</text:p>
          </table:table-cell>
          <table:table-cell office:value-type="float" office:value="-1.887" calcext:value-type="float">
            <text:p>-1.887</text:p>
          </table:table-cell>
          <table:table-cell office:value-type="float" office:value="-5.631" calcext:value-type="float">
            <text:p>-5.63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63" calcext:value-type="float">
            <text:p>63</text:p>
          </table:table-cell>
          <table:table-cell office:value-type="float" office:value="15.029" calcext:value-type="float">
            <text:p>15.029</text:p>
          </table:table-cell>
          <table:table-cell office:value-type="float" office:value="0.973" calcext:value-type="float">
            <text:p>0.973</text:p>
          </table:table-cell>
          <table:table-cell office:value-type="float" office:value="-8.154" calcext:value-type="float">
            <text:p>-8.15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64" calcext:value-type="float">
            <text:p>64</text:p>
          </table:table-cell>
          <table:table-cell office:value-type="float" office:value="11.194" calcext:value-type="float">
            <text:p>11.194</text:p>
          </table:table-cell>
          <table:table-cell office:value-type="float" office:value="1.038" calcext:value-type="float">
            <text:p>1.038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65" calcext:value-type="float">
            <text:p>65</text:p>
          </table:table-cell>
          <table:table-cell office:value-type="float" office:value="10.015" calcext:value-type="float">
            <text:p>10.015</text:p>
          </table:table-cell>
          <table:table-cell office:value-type="float" office:value="-1.394" calcext:value-type="float">
            <text:p>-1.394</text:p>
          </table:table-cell>
          <table:table-cell office:value-type="float" office:value="-5.673" calcext:value-type="float">
            <text:p>-5.67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IS</text:p>
          </table:table-cell>
          <table:table-cell office:value-type="float" office:value="66" calcext:value-type="float">
            <text:p>66</text:p>
          </table:table-cell>
          <table:table-cell office:value-type="float" office:value="6.45" calcext:value-type="float">
            <text:p>6.45</text:p>
          </table:table-cell>
          <table:table-cell office:value-type="float" office:value="-1.209" calcext:value-type="float">
            <text:p>-1.209</text:p>
          </table:table-cell>
          <table:table-cell office:value-type="float" office:value="-4.336" calcext:value-type="float">
            <text:p>-4.33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67" calcext:value-type="float">
            <text:p>67</text:p>
          </table:table-cell>
          <table:table-cell office:value-type="float" office:value="4.768" calcext:value-type="float">
            <text:p>4.768</text:p>
          </table:table-cell>
          <table:table-cell office:value-type="float" office:value="-2.6" calcext:value-type="float">
            <text:p>-2.6</text:p>
          </table:table-cell>
          <table:table-cell office:value-type="float" office:value="-1.242" calcext:value-type="float">
            <text:p>-1.24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float" office:value="68" calcext:value-type="float">
            <text:p>68</text:p>
          </table:table-cell>
          <table:table-cell office:value-type="float" office:value="1.239" calcext:value-type="float">
            <text:p>1.239</text:p>
          </table:table-cell>
          <table:table-cell office:value-type="float" office:value="-2.112" calcext:value-type="float">
            <text:p>-2.112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69" calcext:value-type="float">
            <text:p>69</text:p>
          </table:table-cell>
          <table:table-cell office:value-type="float" office:value="1.073" calcext:value-type="float">
            <text:p>1.073</text:p>
          </table:table-cell>
          <table:table-cell office:value-type="float" office:value="-1.097" calcext:value-type="float">
            <text:p>-1.097</text:p>
          </table:table-cell>
          <table:table-cell office:value-type="float" office:value="3.744" calcext:value-type="float">
            <text:p>3.74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70" calcext:value-type="float">
            <text:p>70</text:p>
          </table:table-cell>
          <table:table-cell office:value-type="float" office:value="-2.019" calcext:value-type="float">
            <text:p>-2.019</text:p>
          </table:table-cell>
          <table:table-cell office:value-type="float" office:value="-0.379" calcext:value-type="float">
            <text:p>-0.379</text:p>
          </table:table-cell>
          <table:table-cell office:value-type="float" office:value="5.901" calcext:value-type="float">
            <text:p>5.90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71" calcext:value-type="float">
            <text:p>71</text:p>
          </table:table-cell>
          <table:table-cell office:value-type="float" office:value="-2.1" calcext:value-type="float">
            <text:p>-2.1</text:p>
          </table:table-cell>
          <table:table-cell office:value-type="float" office:value="1.833" calcext:value-type="float">
            <text:p>1.833</text:p>
          </table:table-cell>
          <table:table-cell office:value-type="float" office:value="9.015" calcext:value-type="float">
            <text:p>9.01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72" calcext:value-type="float">
            <text:p>72</text:p>
          </table:table-cell>
          <table:table-cell office:value-type="float" office:value="-4.303" calcext:value-type="float">
            <text:p>-4.303</text:p>
          </table:table-cell>
          <table:table-cell office:value-type="float" office:value="4.443" calcext:value-type="float">
            <text:p>4.443</text:p>
          </table:table-cell>
          <table:table-cell office:value-type="float" office:value="10.657" calcext:value-type="float">
            <text:p>10.65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73" calcext:value-type="float">
            <text:p>73</text:p>
          </table:table-cell>
          <table:table-cell office:value-type="float" office:value="-4.106" calcext:value-type="float">
            <text:p>-4.106</text:p>
          </table:table-cell>
          <table:table-cell office:value-type="float" office:value="7.803" calcext:value-type="float">
            <text:p>7.803</text:p>
          </table:table-cell>
          <table:table-cell office:value-type="float" office:value="8.838" calcext:value-type="float">
            <text:p>8.83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74" calcext:value-type="float">
            <text:p>74</text:p>
          </table:table-cell>
          <table:table-cell office:value-type="float" office:value="-2.444" calcext:value-type="float">
            <text:p>-2.444</text:p>
          </table:table-cell>
          <table:table-cell office:value-type="float" office:value="9.265" calcext:value-type="float">
            <text:p>9.265</text:p>
          </table:table-cell>
          <table:table-cell office:value-type="float" office:value="11.99" calcext:value-type="float">
            <text:p>11.9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75" calcext:value-type="float">
            <text:p>75</text:p>
          </table:table-cell>
          <table:table-cell office:value-type="float" office:value="0.348" calcext:value-type="float">
            <text:p>0.348</text:p>
          </table:table-cell>
          <table:table-cell office:value-type="float" office:value="6.614" calcext:value-type="float">
            <text:p>6.614</text:p>
          </table:table-cell>
          <table:table-cell office:value-type="float" office:value="11.995" calcext:value-type="float">
            <text:p>11.99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float" office:value="1.103" calcext:value-type="float">
            <text:p>1.103</text:p>
          </table:table-cell>
          <table:table-cell office:value-type="float" office:value="6.708" calcext:value-type="float">
            <text:p>6.708</text:p>
          </table:table-cell>
          <table:table-cell office:value-type="float" office:value="8.207" calcext:value-type="float">
            <text:p>8.20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77" calcext:value-type="float">
            <text:p>77</text:p>
          </table:table-cell>
          <table:table-cell office:value-type="float" office:value="3.846" calcext:value-type="float">
            <text:p>3.846</text:p>
          </table:table-cell>
          <table:table-cell office:value-type="float" office:value="9.376" calcext:value-type="float">
            <text:p>9.376</text:p>
          </table:table-cell>
          <table:table-cell office:value-type="float" office:value="8.367" calcext:value-type="float">
            <text:p>8.36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78" calcext:value-type="float">
            <text:p>78</text:p>
          </table:table-cell>
          <table:table-cell office:value-type="float" office:value="5.633" calcext:value-type="float">
            <text:p>5.633</text:p>
          </table:table-cell>
          <table:table-cell office:value-type="float" office:value="7.601" calcext:value-type="float">
            <text:p>7.601</text:p>
          </table:table-cell>
          <table:table-cell office:value-type="float" office:value="11.275" calcext:value-type="float">
            <text:p>11.27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79" calcext:value-type="float">
            <text:p>79</text:p>
          </table:table-cell>
          <table:table-cell office:value-type="float" office:value="5.473" calcext:value-type="float">
            <text:p>5.473</text:p>
          </table:table-cell>
          <table:table-cell office:value-type="float" office:value="4.195" calcext:value-type="float">
            <text:p>4.195</text:p>
          </table:table-cell>
          <table:table-cell office:value-type="float" office:value="9.484" calcext:value-type="float">
            <text:p>9.48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80" calcext:value-type="float">
            <text:p>80</text:p>
          </table:table-cell>
          <table:table-cell office:value-type="float" office:value="6.894" calcext:value-type="float">
            <text:p>6.894</text:p>
          </table:table-cell>
          <table:table-cell office:value-type="float" office:value="5.765" calcext:value-type="float">
            <text:p>5.765</text:p>
          </table:table-cell>
          <table:table-cell office:value-type="float" office:value="6.263" calcext:value-type="float">
            <text:p>6.26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81" calcext:value-type="float">
            <text:p>81</text:p>
          </table:table-cell>
          <table:table-cell office:value-type="float" office:value="9.779" calcext:value-type="float">
            <text:p>9.779</text:p>
          </table:table-cell>
          <table:table-cell office:value-type="float" office:value="7.528" calcext:value-type="float">
            <text:p>7.528</text:p>
          </table:table-cell>
          <table:table-cell office:value-type="float" office:value="8.105" calcext:value-type="float">
            <text:p>8.10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82" calcext:value-type="float">
            <text:p>82</text:p>
          </table:table-cell>
          <table:table-cell office:value-type="float" office:value="10.817" calcext:value-type="float">
            <text:p>10.817</text:p>
          </table:table-cell>
          <table:table-cell office:value-type="float" office:value="4.45" calcext:value-type="float">
            <text:p>4.45</text:p>
          </table:table-cell>
          <table:table-cell office:value-type="float" office:value="10.165" calcext:value-type="float">
            <text:p>10.16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83" calcext:value-type="float">
            <text:p>83</text:p>
          </table:table-cell>
          <table:table-cell office:value-type="float" office:value="10.354" calcext:value-type="float">
            <text:p>10.354</text:p>
          </table:table-cell>
          <table:table-cell office:value-type="float" office:value="2.196" calcext:value-type="float">
            <text:p>2.196</text:p>
          </table:table-cell>
          <table:table-cell office:value-type="float" office:value="7.086" calcext:value-type="float">
            <text:p>7.08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84" calcext:value-type="float">
            <text:p>84</text:p>
          </table:table-cell>
          <table:table-cell office:value-type="float" office:value="12.757" calcext:value-type="float">
            <text:p>12.757</text:p>
          </table:table-cell>
          <table:table-cell office:value-type="float" office:value="4.36" calcext:value-type="float">
            <text:p>4.36</text:p>
          </table:table-cell>
          <table:table-cell office:value-type="float" office:value="5.012" calcext:value-type="float">
            <text:p>5.01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85" calcext:value-type="float">
            <text:p>85</text:p>
          </table:table-cell>
          <table:table-cell office:value-type="float" office:value="15.422" calcext:value-type="float">
            <text:p>15.422</text:p>
          </table:table-cell>
          <table:table-cell office:value-type="float" office:value="3.966" calcext:value-type="float">
            <text:p>3.966</text:p>
          </table:table-cell>
          <table:table-cell office:value-type="float" office:value="7.762" calcext:value-type="float">
            <text:p>7.76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0.118" calcext:value-type="float">
            <text:p>0.118</text:p>
          </table:table-cell>
          <table:table-cell office:value-type="float" office:value="7.805" calcext:value-type="float">
            <text:p>7.80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87" calcext:value-type="float">
            <text:p>87</text:p>
          </table:table-cell>
          <table:table-cell office:value-type="float" office:value="16.147" calcext:value-type="float">
            <text:p>16.147</text:p>
          </table:table-cell>
          <table:table-cell office:value-type="float" office:value="-0.324" calcext:value-type="float">
            <text:p>-0.324</text:p>
          </table:table-cell>
          <table:table-cell office:value-type="float" office:value="4.163" calcext:value-type="float">
            <text:p>4.16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88" calcext:value-type="float">
            <text:p>88</text:p>
          </table:table-cell>
          <table:table-cell office:value-type="float" office:value="15.527" calcext:value-type="float">
            <text:p>15.527</text:p>
          </table:table-cell>
          <table:table-cell office:value-type="float" office:value="-2.76" calcext:value-type="float">
            <text:p>-2.76</text:p>
          </table:table-cell>
          <table:table-cell office:value-type="float" office:value="1.276" calcext:value-type="float">
            <text:p>1.27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89" calcext:value-type="float">
            <text:p>89</text:p>
          </table:table-cell>
          <table:table-cell office:value-type="float" office:value="16.321" calcext:value-type="float">
            <text:p>16.321</text:p>
          </table:table-cell>
          <table:table-cell office:value-type="float" office:value="-6.02" calcext:value-type="float">
            <text:p>-6.02</text:p>
          </table:table-cell>
          <table:table-cell office:value-type="float" office:value="3.198" calcext:value-type="float">
            <text:p>3.19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90" calcext:value-type="float">
            <text:p>90</text:p>
          </table:table-cell>
          <table:table-cell office:value-type="float" office:value="13.344" calcext:value-type="float">
            <text:p>13.344</text:p>
          </table:table-cell>
          <table:table-cell office:value-type="float" office:value="-5.129" calcext:value-type="float">
            <text:p>-5.129</text:p>
          </table:table-cell>
          <table:table-cell office:value-type="float" office:value="5.491" calcext:value-type="float">
            <text:p>5.49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91" calcext:value-type="float">
            <text:p>91</text:p>
          </table:table-cell>
          <table:table-cell office:value-type="float" office:value="10.999" calcext:value-type="float">
            <text:p>10.999</text:p>
          </table:table-cell>
          <table:table-cell office:value-type="float" office:value="-4.153" calcext:value-type="float">
            <text:p>-4.153</text:p>
          </table:table-cell>
          <table:table-cell office:value-type="float" office:value="2.597" calcext:value-type="float">
            <text:p>2.59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92" calcext:value-type="float">
            <text:p>92</text:p>
          </table:table-cell>
          <table:table-cell office:value-type="float" office:value="11.323" calcext:value-type="float">
            <text:p>11.323</text:p>
          </table:table-cell>
          <table:table-cell office:value-type="float" office:value="-0.539" calcext:value-type="float">
            <text:p>-0.539</text:p>
          </table:table-cell>
          <table:table-cell office:value-type="float" office:value="3.891" calcext:value-type="float">
            <text:p>3.89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93" calcext:value-type="float">
            <text:p>93</text:p>
          </table:table-cell>
          <table:table-cell office:value-type="float" office:value="9.364" calcext:value-type="float">
            <text:p>9.364</text:p>
          </table:table-cell>
          <table:table-cell office:value-type="float" office:value="-1.518" calcext:value-type="float">
            <text:p>-1.518</text:p>
          </table:table-cell>
          <table:table-cell office:value-type="float" office:value="7.029" calcext:value-type="float">
            <text:p>7.02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94" calcext:value-type="float">
            <text:p>94</text:p>
          </table:table-cell>
          <table:table-cell office:value-type="float" office:value="10.472" calcext:value-type="float">
            <text:p>10.472</text:p>
          </table:table-cell>
          <table:table-cell office:value-type="float" office:value="-1.308" calcext:value-type="float">
            <text:p>-1.308</text:p>
          </table:table-cell>
          <table:table-cell office:value-type="float" office:value="10.648" calcext:value-type="float">
            <text:p>10.64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95" calcext:value-type="float">
            <text:p>95</text:p>
          </table:table-cell>
          <table:table-cell office:value-type="float" office:value="10.485" calcext:value-type="float">
            <text:p>10.485</text:p>
          </table:table-cell>
          <table:table-cell office:value-type="float" office:value="-4.874" calcext:value-type="float">
            <text:p>-4.874</text:p>
          </table:table-cell>
          <table:table-cell office:value-type="float" office:value="12.082" calcext:value-type="float">
            <text:p>12.08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96" calcext:value-type="float">
            <text:p>96</text:p>
          </table:table-cell>
          <table:table-cell office:value-type="float" office:value="7.525" calcext:value-type="float">
            <text:p>7.525</text:p>
          </table:table-cell>
          <table:table-cell office:value-type="float" office:value="-5.526" calcext:value-type="float">
            <text:p>-5.526</text:p>
          </table:table-cell>
          <table:table-cell office:value-type="float" office:value="14.436" calcext:value-type="float">
            <text:p>14.43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97" calcext:value-type="float">
            <text:p>97</text:p>
          </table:table-cell>
          <table:table-cell office:value-type="float" office:value="5.988" calcext:value-type="float">
            <text:p>5.988</text:p>
          </table:table-cell>
          <table:table-cell office:value-type="float" office:value="-2.046" calcext:value-type="float">
            <text:p>-2.046</text:p>
          </table:table-cell>
          <table:table-cell office:value-type="float" office:value="13.847" calcext:value-type="float">
            <text:p>13.84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98" calcext:value-type="float">
            <text:p>98</text:p>
          </table:table-cell>
          <table:table-cell office:value-type="float" office:value="2.699" calcext:value-type="float">
            <text:p>2.699</text:p>
          </table:table-cell>
          <table:table-cell office:value-type="float" office:value="-2.257" calcext:value-type="float">
            <text:p>-2.257</text:p>
          </table:table-cell>
          <table:table-cell office:value-type="float" office:value="15.823" calcext:value-type="float">
            <text:p>15.82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RG</text:p>
          </table:table-cell>
          <table:table-cell office:value-type="float" office:value="99" calcext:value-type="float">
            <text:p>99</text:p>
          </table:table-cell>
          <table:table-cell office:value-type="float" office:value="1.265" calcext:value-type="float">
            <text:p>1.265</text:p>
          </table:table-cell>
          <table:table-cell office:value-type="float" office:value="0.631" calcext:value-type="float">
            <text:p>0.631</text:p>
          </table:table-cell>
          <table:table-cell office:value-type="float" office:value="13.691" calcext:value-type="float">
            <text:p>13.69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00" calcext:value-type="float">
            <text:p>100</text:p>
          </table:table-cell>
          <table:table-cell office:value-type="float" office:value="1.269" calcext:value-type="float">
            <text:p>1.269</text:p>
          </table:table-cell>
          <table:table-cell office:value-type="float" office:value="-1.66" calcext:value-type="float">
            <text:p>-1.66</text:p>
          </table:table-cell>
          <table:table-cell office:value-type="float" office:value="10.592" calcext:value-type="float">
            <text:p>10.59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101" calcext:value-type="float">
            <text:p>101</text:p>
          </table:table-cell>
          <table:table-cell office:value-type="float" office:value="-2.073" calcext:value-type="float">
            <text:p>-2.073</text:p>
          </table:table-cell>
          <table:table-cell office:value-type="float" office:value="-3.532" calcext:value-type="float">
            <text:p>-3.532</text:p>
          </table:table-cell>
          <table:table-cell office:value-type="float" office:value="10.414" calcext:value-type="float">
            <text:p>10.41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02" calcext:value-type="float">
            <text:p>102</text:p>
          </table:table-cell>
          <table:table-cell office:value-type="float" office:value="-1.184" calcext:value-type="float">
            <text:p>-1.184</text:p>
          </table:table-cell>
          <table:table-cell office:value-type="float" office:value="-5.458" calcext:value-type="float">
            <text:p>-5.458</text:p>
          </table:table-cell>
          <table:table-cell office:value-type="float" office:value="7.231" calcext:value-type="float">
            <text:p>7.23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IS</text:p>
          </table:table-cell>
          <table:table-cell office:value-type="float" office:value="103" calcext:value-type="float">
            <text:p>103</text:p>
          </table:table-cell>
          <table:table-cell office:value-type="float" office:value="1.526" calcext:value-type="float">
            <text:p>1.526</text:p>
          </table:table-cell>
          <table:table-cell office:value-type="float" office:value="-5.285" calcext:value-type="float">
            <text:p>-5.285</text:p>
          </table:table-cell>
          <table:table-cell office:value-type="float" office:value="4.556" calcext:value-type="float">
            <text:p>4.55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104" calcext:value-type="float">
            <text:p>104</text:p>
          </table:table-cell>
          <table:table-cell office:value-type="float" office:value="2.923" calcext:value-type="float">
            <text:p>2.923</text:p>
          </table:table-cell>
          <table:table-cell office:value-type="float" office:value="-7.076" calcext:value-type="float">
            <text:p>-7.076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105" calcext:value-type="float">
            <text:p>105</text:p>
          </table:table-cell>
          <table:table-cell office:value-type="float" office:value="6.623" calcext:value-type="float">
            <text:p>6.623</text:p>
          </table:table-cell>
          <table:table-cell office:value-type="float" office:value="-7.584" calcext:value-type="float">
            <text:p>-7.584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06" calcext:value-type="float">
            <text:p>106</text:p>
          </table:table-cell>
          <table:table-cell office:value-type="float" office:value="8.322" calcext:value-type="float">
            <text:p>8.322</text:p>
          </table:table-cell>
          <table:table-cell office:value-type="float" office:value="-5.037" calcext:value-type="float">
            <text:p>-5.037</text:p>
          </table:table-cell>
          <table:table-cell office:value-type="float" office:value="-1.401" calcext:value-type="float">
            <text:p>-1.40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float" office:value="107" calcext:value-type="float">
            <text:p>107</text:p>
          </table:table-cell>
          <table:table-cell office:value-type="float" office:value="8.069" calcext:value-type="float">
            <text:p>8.069</text:p>
          </table:table-cell>
          <table:table-cell office:value-type="float" office:value="-6.281" calcext:value-type="float">
            <text:p>-6.281</text:p>
          </table:table-cell>
          <table:table-cell office:value-type="float" office:value="-5.034" calcext:value-type="float">
            <text:p>-5.03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08" calcext:value-type="float">
            <text:p>108</text:p>
          </table:table-cell>
          <table:table-cell office:value-type="float" office:value="9.753" calcext:value-type="float">
            <text:p>9.753</text:p>
          </table:table-cell>
          <table:table-cell office:value-type="float" office:value="-5.319" calcext:value-type="float">
            <text:p>-5.319</text:p>
          </table:table-cell>
          <table:table-cell office:value-type="float" office:value="-8.352" calcext:value-type="float">
            <text:p>-8.35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09" calcext:value-type="float">
            <text:p>109</text:p>
          </table:table-cell>
          <table:table-cell office:value-type="float" office:value="8.953" calcext:value-type="float">
            <text:p>8.953</text:p>
          </table:table-cell>
          <table:table-cell office:value-type="float" office:value="-5.965" calcext:value-type="float">
            <text:p>-5.965</text:p>
          </table:table-cell>
          <table:table-cell office:value-type="float" office:value="-12.06" calcext:value-type="float">
            <text:p>-12.0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10" calcext:value-type="float">
            <text:p>110</text:p>
          </table:table-cell>
          <table:table-cell office:value-type="float" office:value="7.065" calcext:value-type="float">
            <text:p>7.065</text:p>
          </table:table-cell>
          <table:table-cell office:value-type="float" office:value="-9.216" calcext:value-type="float">
            <text:p>-9.216</text:p>
          </table:table-cell>
          <table:table-cell office:value-type="float" office:value="-12.791" calcext:value-type="float">
            <text:p>-12.79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111" calcext:value-type="float">
            <text:p>111</text:p>
          </table:table-cell>
          <table:table-cell office:value-type="float" office:value="6.745" calcext:value-type="float">
            <text:p>6.745</text:p>
          </table:table-cell>
          <table:table-cell office:value-type="float" office:value="-10.036" calcext:value-type="float">
            <text:p>-10.036</text:p>
          </table:table-cell>
          <table:table-cell office:value-type="float" office:value="-9.048" calcext:value-type="float">
            <text:p>-9.04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112" calcext:value-type="float">
            <text:p>112</text:p>
          </table:table-cell>
          <table:table-cell office:value-type="float" office:value="3.535" calcext:value-type="float">
            <text:p>3.535</text:p>
          </table:table-cell>
          <table:table-cell office:value-type="float" office:value="-10.35" calcext:value-type="float">
            <text:p>-10.35</text:p>
          </table:table-cell>
          <table:table-cell office:value-type="float" office:value="-6.995" calcext:value-type="float">
            <text:p>-6.99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113" calcext:value-type="float">
            <text:p>113</text:p>
          </table:table-cell>
          <table:table-cell office:value-type="float" office:value="2.718" calcext:value-type="float">
            <text:p>2.718</text:p>
          </table:table-cell>
          <table:table-cell office:value-type="float" office:value="-10.679" calcext:value-type="float">
            <text:p>-10.679</text:p>
          </table:table-cell>
          <table:table-cell office:value-type="float" office:value="-3.304" calcext:value-type="float">
            <text:p>-3.30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14" calcext:value-type="float">
            <text:p>114</text:p>
          </table:table-cell>
          <table:table-cell office:value-type="float" office:value="-0.484" calcext:value-type="float">
            <text:p>-0.484</text:p>
          </table:table-cell>
          <table:table-cell office:value-type="float" office:value="-10.933" calcext:value-type="float">
            <text:p>-10.933</text:p>
          </table:table-cell>
          <table:table-cell office:value-type="float" office:value="-1.231" calcext:value-type="float">
            <text:p>-1.23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15" calcext:value-type="float">
            <text:p>115</text:p>
          </table:table-cell>
          <table:table-cell office:value-type="float" office:value="-1.569" calcext:value-type="float">
            <text:p>-1.569</text:p>
          </table:table-cell>
          <table:table-cell office:value-type="float" office:value="-10.056" calcext:value-type="float">
            <text:p>-10.056</text:p>
          </table:table-cell>
          <table:table-cell office:value-type="float" office:value="2.307" calcext:value-type="float">
            <text:p>2.30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116" calcext:value-type="float">
            <text:p>116</text:p>
          </table:table-cell>
          <table:table-cell office:value-type="float" office:value="-4.68" calcext:value-type="float">
            <text:p>-4.68</text:p>
          </table:table-cell>
          <table:table-cell office:value-type="float" office:value="-11.346" calcext:value-type="float">
            <text:p>-11.346</text:p>
          </table:table-cell>
          <table:table-cell office:value-type="float" office:value="4.095" calcext:value-type="float">
            <text:p>4.09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117" calcext:value-type="float">
            <text:p>117</text:p>
          </table:table-cell>
          <table:table-cell office:value-type="float" office:value="-5.846" calcext:value-type="float">
            <text:p>-5.846</text:p>
          </table:table-cell>
          <table:table-cell office:value-type="float" office:value="-9.676" calcext:value-type="float">
            <text:p>-9.676</text:p>
          </table:table-cell>
          <table:table-cell office:value-type="float" office:value="7.315" calcext:value-type="float">
            <text:p>7.31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float" office:value="118" calcext:value-type="float">
            <text:p>118</text:p>
          </table:table-cell>
          <table:table-cell office:value-type="float" office:value="-8.781" calcext:value-type="float">
            <text:p>-8.781</text:p>
          </table:table-cell>
          <table:table-cell office:value-type="float" office:value="-10.01" calcext:value-type="float">
            <text:p>-10.01</text:p>
          </table:table-cell>
          <table:table-cell office:value-type="float" office:value="9.72" calcext:value-type="float">
            <text:p>9.7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float" office:value="119" calcext:value-type="float">
            <text:p>119</text:p>
          </table:table-cell>
          <table:table-cell office:value-type="float" office:value="-11.441" calcext:value-type="float">
            <text:p>-11.441</text:p>
          </table:table-cell>
          <table:table-cell office:value-type="float" office:value="-7.316" calcext:value-type="float">
            <text:p>-7.316</text:p>
          </table:table-cell>
          <table:table-cell office:value-type="float" office:value="9.147" calcext:value-type="float">
            <text:p>9.14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20" calcext:value-type="float">
            <text:p>120</text:p>
          </table:table-cell>
          <table:table-cell office:value-type="float" office:value="-11.888" calcext:value-type="float">
            <text:p>-11.888</text:p>
          </table:table-cell>
          <table:table-cell office:value-type="float" office:value="-7.28" calcext:value-type="float">
            <text:p>-7.28</text:p>
          </table:table-cell>
          <table:table-cell office:value-type="float" office:value="12.981" calcext:value-type="float">
            <text:p>12.98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121" calcext:value-type="float">
            <text:p>121</text:p>
          </table:table-cell>
          <table:table-cell office:value-type="float" office:value="-8.575" calcext:value-type="float">
            <text:p>-8.575</text:p>
          </table:table-cell>
          <table:table-cell office:value-type="float" office:value="-5.289" calcext:value-type="float">
            <text:p>-5.289</text:p>
          </table:table-cell>
          <table:table-cell office:value-type="float" office:value="13.077" calcext:value-type="float">
            <text:p>13.07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22" calcext:value-type="float">
            <text:p>122</text:p>
          </table:table-cell>
          <table:table-cell office:value-type="float" office:value="-10.555" calcext:value-type="float">
            <text:p>-10.555</text:p>
          </table:table-cell>
          <table:table-cell office:value-type="float" office:value="-2.435" calcext:value-type="float">
            <text:p>-2.435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123" calcext:value-type="float">
            <text:p>123</text:p>
          </table:table-cell>
          <table:table-cell office:value-type="float" office:value="-12.877" calcext:value-type="float">
            <text:p>-12.877</text:p>
          </table:table-cell>
          <table:table-cell office:value-type="float" office:value="-0.122" calcext:value-type="float">
            <text:p>-0.122</text:p>
          </table:table-cell>
          <table:table-cell office:value-type="float" office:value="13.432" calcext:value-type="float">
            <text:p>13.43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124" calcext:value-type="float">
            <text:p>124</text:p>
          </table:table-cell>
          <table:table-cell office:value-type="float" office:value="-15.942" calcext:value-type="float">
            <text:p>-15.942</text:p>
          </table:table-cell>
          <table:table-cell office:value-type="float" office:value="1.684" calcext:value-type="float">
            <text:p>1.684</text:p>
          </table:table-cell>
          <table:table-cell office:value-type="float" office:value="12.082" calcext:value-type="float">
            <text:p>12.08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25" calcext:value-type="float">
            <text:p>125</text:p>
          </table:table-cell>
          <table:table-cell office:value-type="float" office:value="-15.306" calcext:value-type="float">
            <text:p>-15.306</text:p>
          </table:table-cell>
          <table:table-cell office:value-type="float" office:value="5.459" calcext:value-type="float">
            <text:p>5.459</text:p>
          </table:table-cell>
          <table:table-cell office:value-type="float" office:value="11.717" calcext:value-type="float">
            <text:p>11.71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float" office:value="126" calcext:value-type="float">
            <text:p>126</text:p>
          </table:table-cell>
          <table:table-cell office:value-type="float" office:value="-11.488" calcext:value-type="float">
            <text:p>-11.488</text:p>
          </table:table-cell>
          <table:table-cell office:value-type="float" office:value="5.007" calcext:value-type="float">
            <text:p>5.007</text:p>
          </table:table-cell>
          <table:table-cell office:value-type="float" office:value="12.001" calcext:value-type="float">
            <text:p>12.00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127" calcext:value-type="float">
            <text:p>127</text:p>
          </table:table-cell>
          <table:table-cell office:value-type="float" office:value="-9.495" calcext:value-type="float">
            <text:p>-9.495</text:p>
          </table:table-cell>
          <table:table-cell office:value-type="float" office:value="6.637" calcext:value-type="float">
            <text:p>6.637</text:p>
          </table:table-cell>
          <table:table-cell office:value-type="float" office:value="9.181" calcext:value-type="float">
            <text:p>9.18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128" calcext:value-type="float">
            <text:p>128</text:p>
          </table:table-cell>
          <table:table-cell office:value-type="float" office:value="-7.211" calcext:value-type="float">
            <text:p>-7.211</text:p>
          </table:table-cell>
          <table:table-cell office:value-type="float" office:value="4.153" calcext:value-type="float">
            <text:p>4.153</text:p>
          </table:table-cell>
          <table:table-cell office:value-type="float" office:value="7.388" calcext:value-type="float">
            <text:p>7.38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129" calcext:value-type="float">
            <text:p>129</text:p>
          </table:table-cell>
          <table:table-cell office:value-type="float" office:value="-4.575" calcext:value-type="float">
            <text:p>-4.575</text:p>
          </table:table-cell>
          <table:table-cell office:value-type="float" office:value="4.863" calcext:value-type="float">
            <text:p>4.863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130" calcext:value-type="float">
            <text:p>130</text:p>
          </table:table-cell>
          <table:table-cell office:value-type="float" office:value="-2.78" calcext:value-type="float">
            <text:p>-2.78</text:p>
          </table:table-cell>
          <table:table-cell office:value-type="float" office:value="2.46" calcext:value-type="float">
            <text:p>2.46</text:p>
          </table:table-cell>
          <table:table-cell office:value-type="float" office:value="2.463" calcext:value-type="float">
            <text:p>2.46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131" calcext:value-type="float">
            <text:p>131</text:p>
          </table:table-cell>
          <table:table-cell office:value-type="float" office:value="0.603" calcext:value-type="float">
            <text:p>0.603</text:p>
          </table:table-cell>
          <table:table-cell office:value-type="float" office:value="3.463" calcext:value-type="float">
            <text:p>3.463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YS</text:p>
          </table:table-cell>
          <table:table-cell office:value-type="float" office:value="132" calcext:value-type="float">
            <text:p>132</text:p>
          </table:table-cell>
          <table:table-cell office:value-type="float" office:value="3.994" calcext:value-type="float">
            <text:p>3.994</text:p>
          </table:table-cell>
          <table:table-cell office:value-type="float" office:value="2.397" calcext:value-type="float">
            <text:p>2.397</text:p>
          </table:table-cell>
          <table:table-cell office:value-type="float" office:value="-0.427" calcext:value-type="float">
            <text:p>-0.42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133" calcext:value-type="float">
            <text:p>133</text:p>
          </table:table-cell>
          <table:table-cell office:value-type="float" office:value="6.977" calcext:value-type="float">
            <text:p>6.977</text:p>
          </table:table-cell>
          <table:table-cell office:value-type="float" office:value="2.807" calcext:value-type="float">
            <text:p>2.807</text:p>
          </table:table-cell>
          <table:table-cell office:value-type="float" office:value="2.016" calcext:value-type="float">
            <text:p>2.01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134" calcext:value-type="float">
            <text:p>134</text:p>
          </table:table-cell>
          <table:table-cell office:value-type="float" office:value="9.722" calcext:value-type="float">
            <text:p>9.722</text:p>
          </table:table-cell>
          <table:table-cell office:value-type="float" office:value="2.742" calcext:value-type="float">
            <text:p>2.742</text:p>
          </table:table-cell>
          <table:table-cell office:value-type="float" office:value="-0.654" calcext:value-type="float">
            <text:p>-0.65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float" office:value="135" calcext:value-type="float">
            <text:p>135</text:p>
          </table:table-cell>
          <table:table-cell office:value-type="float" office:value="11.741" calcext:value-type="float">
            <text:p>11.741</text:p>
          </table:table-cell>
          <table:table-cell office:value-type="float" office:value="6.012" calcext:value-type="float">
            <text:p>6.012</text:p>
          </table:table-cell>
          <table:table-cell office:value-type="float" office:value="-0.159" calcext:value-type="float">
            <text:p>-0.159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36" calcext:value-type="float">
            <text:p>136</text:p>
          </table:table-cell>
          <table:table-cell office:value-type="float" office:value="9.714" calcext:value-type="float">
            <text:p>9.714</text:p>
          </table:table-cell>
          <table:table-cell office:value-type="float" office:value="8.964" calcext:value-type="float">
            <text:p>8.964</text:p>
          </table:table-cell>
          <table:table-cell office:value-type="float" office:value="-1.559" calcext:value-type="float">
            <text:p>-1.55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IS</text:p>
          </table:table-cell>
          <table:table-cell office:value-type="float" office:value="137" calcext:value-type="float">
            <text:p>137</text:p>
          </table:table-cell>
          <table:table-cell office:value-type="float" office:value="6.837" calcext:value-type="float">
            <text:p>6.837</text:p>
          </table:table-cell>
          <table:table-cell office:value-type="float" office:value="6.847" calcext:value-type="float">
            <text:p>6.847</text:p>
          </table:table-cell>
          <table:table-cell office:value-type="float" office:value="-3.032" calcext:value-type="float">
            <text:p>-3.03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float" office:value="138" calcext:value-type="float">
            <text:p>138</text:p>
          </table:table-cell>
          <table:table-cell office:value-type="float" office:value="4.197" calcext:value-type="float">
            <text:p>4.197</text:p>
          </table:table-cell>
          <table:table-cell office:value-type="float" office:value="7.526" calcext:value-type="float">
            <text:p>7.526</text:p>
          </table:table-cell>
          <table:table-cell office:value-type="float" office:value="-0.282" calcext:value-type="float">
            <text:p>-0.282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39" calcext:value-type="float">
            <text:p>139</text:p>
          </table:table-cell>
          <table:table-cell office:value-type="float" office:value="3.805" calcext:value-type="float">
            <text:p>3.805</text:p>
          </table:table-cell>
          <table:table-cell office:value-type="float" office:value="11.111" calcext:value-type="float">
            <text:p>11.111</text:p>
          </table:table-cell>
          <table:table-cell office:value-type="float" office:value="-1.634" calcext:value-type="float">
            <text:p>-1.634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40" calcext:value-type="float">
            <text:p>140</text:p>
          </table:table-cell>
          <table:table-cell office:value-type="float" office:value="2.03" calcext:value-type="float">
            <text:p>2.03</text:p>
          </table:table-cell>
          <table:table-cell office:value-type="float" office:value="9.703" calcext:value-type="float">
            <text:p>9.703</text:p>
          </table:table-cell>
          <table:table-cell office:value-type="float" office:value="-4.771" calcext:value-type="float">
            <text:p>-4.77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141" calcext:value-type="float">
            <text:p>141</text:p>
          </table:table-cell>
          <table:table-cell office:value-type="float" office:value="1.381" calcext:value-type="float">
            <text:p>1.381</text:p>
          </table:table-cell>
          <table:table-cell office:value-type="float" office:value="6.023" calcext:value-type="float">
            <text:p>6.023</text:p>
          </table:table-cell>
          <table:table-cell office:value-type="float" office:value="-3.855" calcext:value-type="float">
            <text:p>-3.85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142" calcext:value-type="float">
            <text:p>142</text:p>
          </table:table-cell>
          <table:table-cell office:value-type="float" office:value="-1.329" calcext:value-type="float">
            <text:p>-1.329</text:p>
          </table:table-cell>
          <table:table-cell office:value-type="float" office:value="6.355" calcext:value-type="float">
            <text:p>6.355</text:p>
          </table:table-cell>
          <table:table-cell office:value-type="float" office:value="-1.206" calcext:value-type="float">
            <text:p>-1.20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float" office:value="143" calcext:value-type="float">
            <text:p>143</text:p>
          </table:table-cell>
          <table:table-cell office:value-type="float" office:value="-5.087" calcext:value-type="float">
            <text:p>-5.087</text:p>
          </table:table-cell>
          <table:table-cell office:value-type="float" office:value="5.919" calcext:value-type="float">
            <text:p>5.919</text:p>
          </table:table-cell>
          <table:table-cell office:value-type="float" office:value="-0.826" calcext:value-type="float">
            <text:p>-0.82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144" calcext:value-type="float">
            <text:p>144</text:p>
          </table:table-cell>
          <table:table-cell office:value-type="float" office:value="-7.949" calcext:value-type="float">
            <text:p>-7.949</text:p>
          </table:table-cell>
          <table:table-cell office:value-type="float" office:value="5.444" calcext:value-type="float">
            <text:p>5.444</text:p>
          </table:table-cell>
          <table:table-cell office:value-type="float" office:value="1.662" calcext:value-type="float">
            <text:p>1.66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45" calcext:value-type="float">
            <text:p>145</text:p>
          </table:table-cell>
          <table:table-cell office:value-type="float" office:value="-9.255" calcext:value-type="float">
            <text:p>-9.255</text:p>
          </table:table-cell>
          <table:table-cell office:value-type="float" office:value="2.163" calcext:value-type="float">
            <text:p>2.163</text:p>
          </table:table-cell>
          <table:table-cell office:value-type="float" office:value="3.068" calcext:value-type="float">
            <text:p>3.06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float" office:value="146" calcext:value-type="float">
            <text:p>146</text:p>
          </table:table-cell>
          <table:table-cell office:value-type="float" office:value="-12.864" calcext:value-type="float">
            <text:p>-12.864</text:p>
          </table:table-cell>
          <table:table-cell office:value-type="float" office:value="2.386" calcext:value-type="float">
            <text:p>2.386</text:p>
          </table:table-cell>
          <table:table-cell office:value-type="float" office:value="4.357" calcext:value-type="float">
            <text:p>4.35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47" calcext:value-type="float">
            <text:p>147</text:p>
          </table:table-cell>
          <table:table-cell office:value-type="float" office:value="-14.778" calcext:value-type="float">
            <text:p>-14.778</text:p>
          </table:table-cell>
          <table:table-cell office:value-type="float" office:value="-0.252" calcext:value-type="float">
            <text:p>-0.252</text:p>
          </table:table-cell>
          <table:table-cell office:value-type="float" office:value="6.335" calcext:value-type="float">
            <text:p>6.33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148" calcext:value-type="float">
            <text:p>148</text:p>
          </table:table-cell>
          <table:table-cell office:value-type="float" office:value="-18.512" calcext:value-type="float">
            <text:p>-18.512</text:p>
          </table:table-cell>
          <table:table-cell office:value-type="float" office:value="-0.286" calcext:value-type="float">
            <text:p>-0.286</text:p>
          </table:table-cell>
          <table:table-cell office:value-type="float" office:value="5.261" calcext:value-type="float">
            <text:p>5.261</text:p>
          </table:table-cell>
        </table:table-row>
      </table:table>
      <table:named-expressions/>
      <table:database-ranges>
        <table:database-range table:name="__Anonymous_Sheet_DB__0" table:target-range-address="Feuille1.A1:Feuille1.G14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21:47:39.799312775</meta:creation-date>
    <dc:date>2026-01-11T22:17:50.725165419</dc:date>
    <meta:editing-duration>PT30M11S</meta:editing-duration>
    <meta:editing-cycles>1</meta:editing-cycles>
    <meta:document-statistic meta:table-count="1" meta:cell-count="1036" meta:object-count="0"/>
    <meta:generator>LibreOffice/7.4.7.2$Linux_X86_64 LibreOffice_project/40$Build-2</meta:generator>
  </office:meta>
</office:document-meta>
</file>